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mplateSection">
        <text:p text:style-name="Standard"><text:script script:language="Template">@foreach (var Client in Model.Clients)</text:script><text:text-input text:description=""/><text:text-input text:description="Template">@Client.FirstName</text:text-input> <text:text-input text:description="Template">@Client.Lastname</text:text-input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0:06:02.717000000</meta:creation-date>
    <dc:date>2014-06-17T13:26:57.197000000</dc:date>
    <meta:editing-duration>P0D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" meta:word-count="8" meta:character-count="40" meta:non-whitespace-character-count="39"/>
  </office:meta>
</office:document-meta>
</file>